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draw:textarea-vertical-align="middle" draw:auto-grow-height="true" fo:min-height="2.35cm"/>
    </style:style>
    <style:style style:name="gr3" style:family="graphic" style:parent-style-name="standard" style:list-style-name="L1">
      <style:graphic-properties draw:stroke="none" draw:fill="none" draw:fill-color="#ffffff" draw:textarea-vertical-align="middle" draw:auto-grow-height="true" fo:min-height="15.941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draw:auto-grow-height="true" fo:min-height="2.6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subtitle">
      <style:graphic-properties draw:fill-color="#ffffff" fo:min-height="10.129cm"/>
    </style:style>
    <style:style style:name="pr7" style:family="presentation" style:parent-style-name="BrightBlue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P4" style:family="paragraph">
      <loext:graphic-properties draw:fill-color="#ffffff"/>
      <style:text-properties fo:font-size="24pt" style:font-size-asian="24pt" style:font-size-complex="24pt"/>
    </style:style>
    <style:style style:name="P5" style:family="paragraph">
      <loext:graphic-properties draw:fill-color="#ffffff"/>
      <style:text-properties fo:font-size="28pt"/>
    </style:style>
    <style:style style:name="P6" style:family="paragraph">
      <style:text-properties fo:color="#000000"/>
    </style:style>
    <style:style style:name="P7" style:family="paragraph">
      <loext:graphic-properties draw:fill="none"/>
      <style:paragraph-properties fo:text-align="start"/>
      <style:text-properties fo:color="#ffffff" style:text-outline="false" style:text-line-through-style="none" style:text-line-through-type="none" style:font-name="Liberation Sans1" fo:font-size="35.7000007629395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.508cm" fo:margin-bottom="0cm" fo:text-align="start" fo:text-indent="0cm"/>
    </style:style>
    <style:style style:name="P9" style:family="paragraph">
      <loext:graphic-properties draw:fill="none" draw:fill-color="#ffffff"/>
      <style:paragraph-properties fo:margin-left="0cm" fo:margin-right="0cm" fo:margin-top="0.508cm" fo:margin-bottom="0cm" fo:text-align="start" fo:text-indent="0cm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/>
    </style:style>
    <style:style style:name="T4" style:family="text">
      <style:text-properties fo:color="#000000"/>
    </style:style>
    <style:style style:name="T5" style:family="text">
      <style:text-properties fo:color="#ffffff" style:text-outline="false" style:text-line-through-style="none" style:text-line-through-type="none" style:font-name="Liberation Sans1" fo:font-size="35.7000007629395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GIT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Distributed Version Control System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Why?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Allows groups of people to work on the same</text:p>
            <text:p>documents (often code) at the same time, and</text:p>
            <text:p>without stepping on each other's toes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Repository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A directory where Git has been initialized to start</text:p>
            <text:p>version controlling your files.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git init</text:p>
          </draw:text-box>
        </draw:frame>
        <draw:frame presentation:style-name="pr6" draw:text-style-name="P1" draw:layer="layout" svg:width="25.2cm" svg:height="10.129cm" svg:x="1.334cm" svg:y="5.585cm" presentation:class="subtitle" presentation:user-transformed="true">
          <draw:text-box>
            <text:p/>
            <text:p>"initialize", or create, a new repository in your current directory</text:p>
            <text:p/>
            <text:p/>
            <text:p>Turning that directory into a git repository</text:p>
            <text:p/>
            <text:p/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Configure</text:p>
          </draw:text-box>
        </draw:frame>
        <draw:frame presentation:style-name="pr2" draw:text-style-name="P3" draw:layer="layout" svg:width="25.2cm" svg:height="9.134cm" svg:x="1.4cm" svg:y="3.8cm" presentation:class="subtitle">
          <draw:text-box>
            <text:p text:style-name="P2"><text:span text:style-name="T1">git config --global user.name "myname"</text:span></text:p>
            <text:p text:style-name="P2"><text:span text:style-name="T1"/></text:p>
            <text:p text:style-name="P2"><text:span text:style-name="T1">git config --global user.email “myname@abc.com"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git status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status of your working directory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git add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Move files from untracked to staging area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git reset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Remove a file or files from the staging area to untracked state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git commit</text:p>
          </draw:text-box>
        </draw:frame>
        <draw:frame presentation:style-name="pr2" draw:text-style-name="P4" draw:layer="layout" svg:width="25.2cm" svg:height="9.134cm" svg:x="1.4cm" svg:y="3.8cm" presentation:class="subtitle" presentation:user-transformed="true">
          <draw:text-box>
            <text:p><text:span text:style-name="T2">git commit -m ‘commit message’</text:span></text:p>
            <text:p><text:span text:style-name="T2"/></text:p>
            <text:p><text:span text:style-name="T2"/></text:p>
            <text:p><text:span text:style-name="T2">A "commit" is a snapshot of our repository. This way if we</text:span></text:p>
            <text:p><text:span text:style-name="T2">ever need to look back at the changes we've made (or if</text:span></text:p>
            <text:p><text:span text:style-name="T2">someone else does), we will see a nice timeline of all</text:span></text:p>
            <text:p><text:span text:style-name="T2">changes.</text:span></text:p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git log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A journal that remembers all the changes we've</text:p>
            <text:p>committed so far, in the order we committed them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Remote Repository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GitHub</text:p>
            <text:p/>
            <text:p>https://github.com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Connecting GitHub Repo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git remote add origin &lt;url_to_remote_repo&gt;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git push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Saving local changes to remote repo</text:p>
            <text:p/>
            <text:p>git push -u origin master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git pull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Pulling changes made from others from Remote</text:p>
            <text:p/>
            <text:p>git pull origin master</text:p>
            <text:p/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git branch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Duplicating the code, to do experiment! Without affecting the working code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git branch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Creating a branch</text:p>
            <text:p/>
            <text:p>git branch my_exp_branch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git branch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Changing from current branch to new branch</text:p>
            <text:p/>
            <text:p>git checkout my_branch</text:p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git merge</text:p>
          </draw:text-box>
        </draw:frame>
        <draw:frame presentation:style-name="pr2" draw:text-style-name="P5" draw:layer="layout" svg:width="25.2cm" svg:height="9.134cm" svg:x="1.4cm" svg:y="3.8cm" presentation:class="subtitle" presentation:user-transformed="true">
          <draw:text-box>
            <text:p><text:span text:style-name="T3">merging your changes from the new_branch into the</text:span></text:p>
            <text:p><text:span text:style-name="T3">master branch</text:span></text:p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git branch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Deleting a branch</text:p>
            <text:p/>
            <text:p/>
            <text:p>git branch -d my_branch</text:p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1T0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git rm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Removing files from git</text:p>
            <text:p/>
            <text:p/>
            <text:p>git rm &lt;filename&gt;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ference</text:p>
          </draw:text-box>
        </draw:frame>
        <draw:frame presentation:style-name="pr7" draw:text-style-name="P6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<text:span text:style-name="T4"><text:a xlink:href="https://try.github.io/levels/1/challenges/1" xlink:type="simple">https://try.github.io/levels/1/challenges/1</text:a></text:span></text:p>
              </text:list-item>
              <text:list-item>
                <text:p><text:span text:style-name="T4"><text:a xlink:href="https://git-scm.com/" xlink:type="simple">https://git-scm.com/</text:a></text:span></text:p>
              </text:list-item>
              <text:list-item>
                <text:p><text:span text:style-name="T4">https://github.com/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draw:style-name="gr2" draw:text-style-name="P7" draw:layer="layout" svg:width="19.5cm" svg:height="2.6cm" svg:x="1.522cm" svg:y="0.199cm">
          <draw:text-box>
            <text:p text:style-name="P2"><text:span text:style-name="T5">Dharshan</text:span></text:p>
          </draw:text-box>
        </draw:frame>
        <draw:frame draw:style-name="gr3" draw:text-style-name="P9" draw:layer="layout" svg:width="25.2cm" svg:height="16.191cm" svg:x="1.522cm" svg:y="-0.124cm">
          <draw:text-box>
            <text:p text:style-name="P8"><text:span text:style-name="T6"/></text:p>
            <text:p text:style-name="P8"><text:span text:style-name="T6"/></text:p>
            <text:p text:style-name="P8"><text:span text:style-name="T6">dharshandj@gmail.com <text:s/></text:span></text:p>
            <text:p text:style-name="P8"><text:span text:style-name="T6">darshan@fsmk.org</text:span></text:p>
            <text:p text:style-name="P8"><text:span text:style-name="T6">dharshan4help@gmail.com </text:span></text:p>
            <text:p text:style-name="P8"><text:span text:style-name="T6"><text:s text:c="3"/></text:span></text:p>
            <text:p text:style-name="P8"><text:span text:style-name="T6">LinkedIn - Dharshan Bharathur</text:span></text:p>
            <text:p text:style-name="P8"><text:span text:style-name="T6">Github – darshand</text:span></text:p>
            <text:p text:style-name="P8"><text:span text:style-name="T6">Telegram - @dhar5han</text:span></text:p>
            <text:p text:style-name="P8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23:18:37.447827238</meta:creation-date>
    <meta:editing-duration>P0D</meta:editing-duration>
    <meta:editing-cycles>1</meta:editing-cycles>
    <meta:generator>LibreOffice/5.4.4.2$Linux_X86_64 LibreOffice_project/40$Build-2</meta:generator>
    <dc:title>Bright Blue</dc:title>
    <meta:document-statistic meta:object-count="110"/>
  </office:meta>
</office:document-meta>
</file>